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Heading_20_3">
      <style:text-properties officeooo:paragraph-rsid="001a6a74"/>
    </style:style>
    <style:style style:name="P2" style:family="paragraph" style:parent-style-name="Standard">
      <style:paragraph-properties fo:text-align="center" style:justify-single-word="false"/>
      <style:text-properties officeooo:rsid="001a6a74" officeooo:paragraph-rsid="001a6a74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6a74" officeooo:paragraph-rsid="001a6a74" style:font-weight-asian="bold" style:font-weight-complex="bold"/>
    </style:style>
    <style:style style:name="P4" style:family="paragraph" style:parent-style-name="Text_20_body">
      <style:text-properties officeooo:rsid="001a6a74" officeooo:paragraph-rsid="001a6a74"/>
    </style:style>
    <style:style style:name="P5" style:family="paragraph" style:parent-style-name="Text_20_body">
      <style:text-properties officeooo:rsid="001c5c5d" officeooo:paragraph-rsid="001c5c5d"/>
    </style:style>
    <style:style style:name="P6" style:family="paragraph" style:parent-style-name="Text_20_body">
      <style:text-properties officeooo:rsid="001cd4f3" officeooo:paragraph-rsid="001cd4f3"/>
    </style:style>
    <style:style style:name="P7" style:family="paragraph" style:parent-style-name="Text_20_body">
      <style:text-properties officeooo:rsid="001cd4f3" officeooo:paragraph-rsid="001e29cb"/>
    </style:style>
    <style:style style:name="T1" style:family="text">
      <style:text-properties officeooo:rsid="001a6a7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29c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29cb" style:font-weight-asian="normal" style:font-weight-complex="normal"/>
    </style:style>
    <style:style style:name="T6" style:family="text">
      <style:text-properties officeooo:rsid="001e29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kumentace projektu BIS</text:p>
      <text:p text:style-name="P2">Jan Zbořil, <text:a xlink:type="simple" xlink:href="mailto:xzbori20@stud.fit.vutbr.cz" text:style-name="Internet_20_link" text:visited-style-name="Visited_20_Internet_20_Link">xzbori20@stud.fit.vutbr.cz</text:a></text:p>
      <text:p text:style-name="Horizontal_20_Line"/>
      <text:h text:style-name="Heading_20_3" text:outline-level="3">Studentský uzel</text:h>
      <text:p text:style-name="P4">Po přihlášení na studentský uzel jsem v adresáři <text:span text:style-name="T2">.ssh</text:span> našel údaje pro přihlášení na server <text:span text:style-name="T2">192.168.122.60</text:span> jako uživatel <text:span text:style-name="T2">jimmy</text:span>.</text:p>
      <text:h text:style-name="Heading_20_3" text:outline-level="3">Server <text:s/>192.168.122.60</text:h>
      <text:p text:style-name="P4">Na serveru jsem v adresáři<text:span text:style-name="T2"> /trash</text:span> našel skrytý soubor <text:span text:style-name="T2">.3789_2023_09_07.invoice</text:span>, ve kterém bylo <text:span text:style-name="T2">Tajemství A</text:span>.</text:p>
      <text:p text:style-name="P4">V souboru <text:span text:style-name="T2">.elinks/globhist</text:span> jsem našel záznam „Secret company stuff <text:s text:c="3"/>http://192.168.122.134/secret/ <text:s/>1699909367“. Po otevření url <text:s/><text:span text:style-name="T2">http://192.168.122.134/secret/</text:span> <text:s/>skrz prohlížeč elinks jsem našel <text:span text:style-name="T2">Tajemství G</text:span>.</text:p>
      <text:p text:style-name="P5">V souboru <text:span text:style-name="T2">/log/old_traffic.pcapng </text:span>byly po analýze Wiresharkem objeveny přihlašovací údaje na server <text:span text:style-name="T2">192.168.122.216</text:span>. - uživatel <text:span text:style-name="T2">bob</text:span> má heslo <text:span text:style-name="T2">MegaSuperHeslo123NikdoHoNezjisti</text:span>.</text:p>
      <text:p text:style-name="P6">Na tomto serveru jsem také objevil ostatní servery v sítí pomocí programu <text:span text:style-name="T2">Nmap</text:span>.</text:p>
      <text:h text:style-name="P1" text:outline-level="3">Server <text:s/>192.168.122.<text:span text:style-name="T1">134</text:span></text:h>
      <text:p text:style-name="P4">Na webovém serveru <text:span text:style-name="T2">192.168.122.134</text:span> jsem našel zranitelnost SQL injection, kterou jsem využil pro získání <text:span text:style-name="T2">Tajemství H</text:span>. Použil jsem následující příkaz: <text:span text:style-name="T2">elinks </text:span><text:a xlink:type="simple" xlink:href="http://192.168.122.134/user.php?id=1'+OR+1=1--" text:style-name="Internet_20_link" text:visited-style-name="Visited_20_Internet_20_Link"><text:span text:style-name="T2">http://192.168.122.134/user.php?id=1'+OR+1=1--</text:span></text:a><text:span text:style-name="T2">'</text:span></text:p>
      <text:h text:style-name="Heading_20_3" text:outline-level="3">Server 192.168.122.249</text:h>
      <text:p text:style-name="P5">Po získání přístupu k účtu <text:span text:style-name="T2">root</text:span> na studenském uzlu jsem doinstaloval git. Pomocí <text:span text:style-name="T2">git clone </text:span>jsem si lokálně zpřístupnil data z repozitáře <text:span text:style-name="T2">git://192.168.122.249/secret</text:span><text:span text:style-name="T4">. Pokud použiju příkaz </text:span><text:span text:style-name="T2">git show</text:span><text:span text:style-name="T4"> </text:span><text:span text:style-name="T2">main.c</text:span><text:span text:style-name="T4">, najdu </text:span><text:span text:style-name="T2">Tajemství F</text:span><text:span text:style-name="T4">.</text:span></text:p>
      <text:h text:style-name="Heading_20_3" text:outline-level="3">Server 192.168.122.216</text:h>
      <text:p text:style-name="P5"><text:span text:style-name="T4">Po přihlášení údaji </text:span><text:span text:style-name="T2">bob</text:span><text:span text:style-name="T4">, </text:span><text:span text:style-name="T2">MegaSuperHeslo123NikdoHoNezjisti</text:span><text:span text:style-name="T4"> jsem na serveru našel soubor </text:span><text:span text:style-name="T2">project/company_software</text:span><text:span text:style-name="T4">. Po zadání příkazu </text:span><text:span text:style-name="T2">strings</text:span><text:span text:style-name="T4"> bylo objeveno </text:span><text:span text:style-name="T2">Tajemství C</text:span><text:span text:style-name="T4">.</text:span></text:p>
      <text:h text:style-name="Heading_20_3" text:outline-level="3">Server 192.168.122.164</text:h>
      <text:p text:style-name="P7">Na tomto serveru jsem objevil službu <text:span text:style-name="T2">FTP</text:span>. <text:span text:style-name="T6">Po připojení programem </text:span><text:span text:style-name="T3">nc</text:span><text:span text:style-name="T6"> jsem náhodně testoval přihlašovací údaje. Narazil jsem na existujícího uživatele </text:span><text:span text:style-name="T3">admin</text:span><text:span text:style-name="T6">. Heslo k tomuto účtu jsem získal pomocí </text:span><text:span text:style-name="T3">nmap --script ftp-brute -p21 192.168.122.164 --script-args userdb=userftp.txt</text:span><text:span text:style-name="T5">, kde obsah </text:span><text:span text:style-name="T3"><text:s/>userftp.txt</text:span><text:span text:style-name="T5"> bylo </text:span><text:span text:style-name="T3">admin</text:span><text:span text:style-name="T5">. Výstupem byly údaje </text:span><text:span text:style-name="T3">admin:buster</text:span><text:span text:style-name="T5">. Po přihlášení jsem stáhl soubor </text:span><text:span text:style-name="T3">ftp/secret.txt</text:span><text:span text:style-name="T5">. V souboru bylo </text:span><text:span text:style-name="T3">Tajemství D</text:span><text:span text:style-name="T5"> zašifrované Ceasarovou šifrou s posunem o 10 písmen doprav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8:56:17.134313980</meta:creation-date>
    <meta:generator>LibreOffice/7.5.8.2$Linux_X86_64 LibreOffice_project/50$Build-2</meta:generator>
    <dc:date>2023-11-28T19:19:38.639047576</dc:date>
    <meta:editing-duration>PT23M22S</meta:editing-duration>
    <meta:editing-cycles>4</meta:editing-cycles>
    <meta:document-statistic meta:table-count="0" meta:image-count="0" meta:object-count="0" meta:page-count="1" meta:paragraph-count="17" meta:word-count="247" meta:character-count="1953" meta:non-whitespace-character-count="1717"/>
  </office:meta>
</office:document-meta>
</file>